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BF000000F92EC96EA32579B5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616cm" svg:height="2.107cm" svg:x="9.877cm" svg:y="13.905cm">
          <draw:image xlink:href="Pictures/10000201000000BF000000F92EC96EA32579B5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18:53.491348709</meta:creation-date>
    <dc:date>2018-03-09T10:19:15.634734197</dc:date>
    <meta:editing-duration>PT22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